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end" style:justify-single-word="false"/>
      <style:text-properties fo:font-size="24pt" style:font-size-asian="24pt" style:font-size-complex="24pt"/>
    </style:style>
    <style:style style:name="P4" style:family="paragraph" style:parent-style-name="Text">
      <style:paragraph-properties fo:text-align="start" style:justify-single-word="false"/>
      <style:text-properties fo:font-size="16pt" style:font-size-asian="16pt" style:font-size-complex="16pt"/>
    </style:style>
    <style:style style:name="P5" style:family="paragraph" style:parent-style-name="Text">
      <style:paragraph-properties fo:margin-left="0cm" fo:margin-right="0cm" fo:text-align="start" style:justify-single-word="false" fo:text-indent="0cm" style:auto-text-indent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style:font-size-asian="16pt" style:font-size-complex="16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6pt" style:font-size-asian="16pt" style:font-size-complex="16pt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6pt" style:font-size-asian="16pt" style:font-size-complex="16pt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6pt" style:font-size-asian="16pt" style:font-size-complex="16pt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6pt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pecyfikacja wymagań gry</text:p>
      <text:p text:style-name="P2"/>
      <text:p text:style-name="P2">ARKANOID</text:p>
      <text:p text:style-name="P2"/>
      <text:p text:style-name="P2"/>
      <text:p text:style-name="P2"/>
      <text:p text:style-name="P3">Krzysztof Pętlak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528494510818882047" text:style-name="L1">
        <text:list-item>
          <text:p text:style-name="P7"><text:soft-page-break/>Wprowadzenie</text:p>
        </text:list-item>
      </text:list>
      <text:p text:style-name="P1"/>
      <text:p text:style-name="P1">Opis systemu</text:p>
      <text:p text:style-name="P1"/>
      <text:p text:style-name="P1">Tworzony system Arkanoid jest grą jednoosobową w której gracz ma za zadanie kontrolować platformę i przy pomocy platformy odbijać piłeczkę. Piłeczka rozbija cegiełki. Gdy wszystkie cegiełki zostaną rozbite, gracz wygrywa. W przypadku gdy gracz nie odbije piłeczki przy pomocy platformy, traci wówczas życie.</text:p>
      <text:p text:style-name="P1"/>
      <text:p text:style-name="P1">Słownik pojęć</text:p>
      <text:p text:style-name="P1"/>
      <text:p text:style-name="P1">//todo tutaj wstawiam pojęcia jakie stworzę później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244713155713295267" text:style-name="L2">
        <text:list-item>
          <text:p text:style-name="P8"><text:soft-page-break/>Wymagania funkcjonalne</text:p>
        </text:list-item>
      </text:list>
      <text:p text:style-name="P1">Aplikacja przy starcie uruchamia <text:span text:style-name="T1">logo autora </text:span><text:span text:style-name="T2">i następnie przechodzi do </text:span><text:span text:style-name="T1">menu głównego</text:span><text:span text:style-name="T2">.<text:line-break/></text:span></text:p>
      <text:p text:style-name="P1"><text:span text:style-name="T1">Menu główne</text:span><text:span text:style-name="T2"> składa się z 2 </text:span><text:span text:style-name="T1">przycisków</text:span><text:span text:style-name="T2">:</text:span></text:p>
      <text:list xml:id="list8400783314530907986" text:style-name="L5">
        <text:list-item>
          <text:p text:style-name="P11"><text:span text:style-name="T2">START</text:span></text:p>
        </text:list-item>
        <text:list-item>
          <text:p text:style-name="P11"><text:span text:style-name="T2">ZAKOŃCZ</text:span></text:p>
        </text:list-item>
      </text:list>
      <text:p text:style-name="P12"/>
      <text:p text:style-name="P12">Przycisk <text:span text:style-name="T2">ZAKOŃCZ:</text:span></text:p>
      <text:p text:style-name="P12"><text:span text:style-name="T2"><text:tab/>Po najechaniu i kliknięciu myszą, </text:span>przycisk <text:span text:style-name="T2">ZAKOŃCZ zamyka aplikację.</text:span></text:p>
      <text:p text:style-name="P12"><text:span text:style-name="T2">Po najechaniu kursorem myszy, </text:span>przycisk <text:span text:style-name="T2">ZAKOŃCZ wykonuje </text:span>animację<text:span text:style-name="T2"> PODŚWIETLENIA PRZYCISKU.</text:span></text:p>
      <text:p text:style-name="P12"><text:span text:style-name="T2">Po odjechaniu kursorem myszy z </text:span>przycisku<text:span text:style-name="T2"> ZAKOŃCZ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4253784126311873387" text:style-name="L3">
        <text:list-item>
          <text:p text:style-name="P9"><text:soft-page-break/>Wymagania niefunkcjonalne</text:p>
        </text:list-item>
      </text:list>
      <text:p text:style-name="P1">//todo wymagania niefunkcjonaln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004372792834319608" text:style-name="L4">
        <text:list-item>
          <text:p text:style-name="P10"><text:soft-page-break/>Analiza wymagań</text:p>
        </text:list-item>
      </text:list>
      <text:p text:style-name="P1">//todo Jednym z ważniejszych etapów tworzenia specyfikacji systemu, jest analiza wymagań funkcjonalnych. Efektem tej analizy powinny być przypadki użycia, które przedstawia się za pomocą diagramów przypadków użycia z języka UML a następnie uszczegóławia za pomocą specjalnych formularzy (tabel), diagramów czynności, a czasami (jeżeli przypadek użycia jest opisany bardzo ogólnie) także innymi diagramami przypadków użycia. <text:s/></text:p>
      <text:p text:style-name="P1">Jeśli zidentyfikowanych przypadków użycia jest dużo, zaleca się pogrupować je w moduły funkcjonalne, wtedy rozdział dotyczący przypadków użycia może zostać podzielony na mniejsze podrozdziały – oddzielnie dla każdego modułu funkcjonalnego.</text:p>
      <text:p text:style-name="P1"/>
      <text:h text:style-name="SRS-Nagłówek_20_2" text:outline-level="2" text:is-list-header="true"><text:bookmark-start text:name="_Toc464757118"/>&lt;Nazwa MODUŁU funkcjonalnego&gt;<text:bookmark-end text:name="_Toc464757118"/></text:h>
      <text:h text:style-name="SRS-Nagłówek_20_3" text:outline-level="3"><text:bookmark-start text:name="_Toc242944142"/><text:bookmark-start text:name="_Toc464757119"/><text:bookmark-start text:name="__RefHeading__846_764469855"/>Opis i priorytet<text:bookmark-end text:name="_Toc242944142"/><text:bookmark-end text:name="_Toc464757119"/><text:bookmark-end text:name="__RefHeading__846_764469855"/></text:h>
      <text:p text:style-name="Text">W miejscu tym należy umieścić krótki przegląd funkcji wchodzących w skład opisywanego modułu funkcjonalnego. </text:p>
      <text:h text:style-name="SRS-Nagłówek_20_3" text:outline-level="3"><text:bookmark-start text:name="_Toc242944143"/><text:bookmark-start text:name="_Toc464757120"/><text:bookmark-start text:name="__RefHeading__848_764469855"/>Diagram przypadków użycia<text:bookmark-end text:name="_Toc464757120"/><text:bookmark-end text:name="__RefHeading__848_764469855"/></text:h>
      <text:p text:style-name="Text">W miejscu tym należy umieścić diagram przypadków użycia zawierających przypadki użycia dotyczące danego modułu. </text:p>
      <text:h text:style-name="SRS-Nagłówek_20_3" text:outline-level="3"><text:bookmark-start text:name="_Toc464757121"/><text:bookmark-start text:name="__RefHeading__850_764469855"/>&lt;Nazwa przypadku użycia<text:bookmark-end text:name="_Toc242944143"/>&gt;<text:bookmark-end text:name="_Toc464757121"/><text:bookmark-end text:name="__RefHeading__850_764469855"/></text:h>
      <text:p text:style-name="P4">W tej sekcji opisany jest przypadek użycia związany z danym modułem. Sekcja rozpoczyna się metryką przypadku użycia, po której następuje w formie tabelarycznej jego szczegółowy opis (scenariusz przypadku użycia)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5. Model systemu</text:p>
      <text:p text:style-name="P5">//todo tutaj chyba rysun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ext" style:family="paragraph" style:parent-style-name="Standard" style:default-outline-level="" style:list-style-name="" style:class="extra">
      <style:paragraph-properties fo:margin-left="0cm" fo:margin-right="0cm" fo:margin-top="0cm" fo:margin-bottom="0cm" fo:line-height="100%" fo:text-indent="0.63cm" style:auto-text-indent="false"/>
      <style:text-properties style:font-name="Calibri" fo:language="pl" fo:country="PL" style:font-size-complex="10pt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564cm" fo:margin-bottom="0.212cm"/>
      <style:text-properties fo:text-transform="uppercase" fo:color="#004d6c" fo:letter-spacing="0.018cm"/>
    </style:style>
    <style:style style:name="SRS-Nagłówek_20_2" style:display-name="SRS-Nagłówek 2" style:family="paragraph" style:parent-style-name="Heading_20_5" style:default-outline-level="2">
      <style:text-properties fo:language="pl" fo:country="PL" fo:font-weight="bold" style:font-weight-asian="bold"/>
    </style:style>
    <style:style style:name="SRS-Nagłówek_20_3" style:display-name="SRS-Nagłówek 3" style:family="paragraph" style:default-outline-level="3" style:list-style-name="">
      <style:text-properties fo:font-variant="normal" fo:text-transform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rzysztof Pętlak</meta:initial-creator>
    <meta:creation-date>2018-10-20T21:49:37.66</meta:creation-date>
    <meta:generator>OpenOffice/4.1.3$Win32 OpenOffice.org_project/413m1$Build-9783</meta:generator>
    <dc:date>2018-10-22T19:11:52.41</dc:date>
    <dc:creator>Krzysztof Pętlak</dc:creator>
    <meta:editing-duration>PT5H24M55S</meta:editing-duration>
    <meta:editing-cycles>4</meta:editing-cycles>
    <meta:document-statistic meta:table-count="0" meta:image-count="0" meta:object-count="0" meta:page-count="6" meta:paragraph-count="31" meta:word-count="285" meta:character-count="2140"/>
  </office:meta>
</office:document-meta>
</file>